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Kai CN" svg:font-family="'AR PL UKai CN'" style:font-pitch="variable"/>
    <style:font-face style:name="AR PL UKai HK" svg:font-family="'AR PL UKai HK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 DemiLight" svg:font-family="'Noto Sans CJK JP Demi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264c7d"/>
    </style:style>
    <style:style style:name="P3" style:family="paragraph" style:parent-style-name="Text_20_body">
      <style:paragraph-properties fo:text-align="start" style:justify-single-word="false"/>
      <style:text-properties officeooo:paragraph-rsid="00264c7d"/>
    </style:style>
    <style:style style:name="P4" style:family="paragraph" style:parent-style-name="Title">
      <style:paragraph-properties fo:text-align="start" style:justify-single-word="false"/>
      <style:text-properties officeooo:rsid="0012e776" officeooo:paragraph-rsid="0015d0ac" style:font-name-asian="AR PL UKai CN"/>
    </style:style>
    <style:style style:name="P5" style:family="paragraph" style:parent-style-name="Text_20_body">
      <style:paragraph-properties fo:text-align="start" style:justify-single-word="false"/>
      <style:text-properties style:font-name="Noto Sans CJK JP DemiLight" fo:font-size="10pt" officeooo:paragraph-rsid="00264c7d" style:font-name-asian="Noto Sans CJK JP DemiLight" style:font-size-asian="10pt" style:font-size-complex="10pt"/>
    </style:style>
    <style:style style:name="T1" style:family="text">
      <style:text-properties style:font-name="Noto Sans CJK JP DemiLight" fo:font-size="13pt" style:font-name-asian="Noto Sans CJK JP DemiLight" style:font-size-asian="13pt" style:font-size-complex="13pt"/>
    </style:style>
    <style:style style:name="T2" style:family="text">
      <style:text-properties style:font-name="Noto Sans CJK JP DemiLight" fo:font-size="10pt" style:font-name-asian="Noto Sans CJK JP DemiLight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仙草咖啡夢</text:p>
      <text:p text:style-name="P1"/>
      <text:section text:style-name="Sect1" text:name="Section1">
        <text:p text:style-name="P5">我知道我不屬於那裡<text:line-break/>明天就要乖乖出境<text:line-break/>儘管心裡特別想<text:line-break/>特別特別想 有那麼一個留下來的奇蹟<text:line-break/>可惜沒有<text:line-break/>自那之後<text:line-break/>那裡就留下了我的仙草咖啡夢<text:line-break/><text:line-break/>那是臺南的一家咖啡廳<text:line-break/>我也不知道我為什麼來這裡<text:line-break/>只是毫無目的漫遊<text:line-break/>像一個無根的浮蓱</text:p>
        <text:p text:style-name="P3"><text:span text:style-name="T2"><text:line-break/>店員還回了我遺忘的揹包<text:line-break/>裡面有我心愛的相機<text:line-break/>不久前還剛說 以後有她相伴<text:line-break/>然而一杯仙草咖啡<text:line-break/>就把她遺忘在那了<text:line-break/>或許她是想告訴我<text:line-break/>我的夢還遺留在那裡<text:line-break/><text:line-break/>於是又點了仙草咖啡<text:line-break/>貪婪地坐了很久<text:line-break/>翻看着相機上的照片<text:line-break/>有一張寫着<text:line-break/>我是臺南人的字樣<text:line-break/>我心裡流起了傷心的淚<text:line-break/>因爲我不是<text:line-break/><text:line-break/>以前每次回大陸縣城<text:line-break/>總是情不自禁地尋找<text:line-break/>尋找那些賣仙草的人<text:line-break/>我可以吃不膩那種味道<text:line-break/>一種似乎只有客家才有的特有味道<text:line-break/>那種村頭的大樹下<text:line-break/>如豆花的香濃<text:line-break/>如仙草清涼安心的味道<text:line-break/><text:line-break/>於是<text:line-break/>有仙草的地方<text:line-break/>就成了我經常喜歡駐足的地方<text:line-break/>也喜歡貪婪地<text:line-break/>偷偷地<text:line-break/>看着賣仙草的女孩<text:line-break/>喜歡看着寫在他們臉上的味道<text:line-break/>那種大概就是仙草的味道吧<text:line-break/>爲此<text:line-break/>初到新加坡的我<text:line-break/>經常喜歡去光顧一家仙草店<text:line-break/>只爲多看幾眼那位仙草姑娘<text:line-break/>無奈笨拙的嘴<text:line-break/>卻總是無法把預謀已久的搭訕說出口<text:line-break/><text:line-break/>如果有機會<text:line-break/>好想對她說<text:line-break/>餘生好想與你<text:line-break/>尋一塊清淨如仙草之境<text:line-break/>開一間仙草咖啡廳<text:line-break/>從此<text:line-break/>我再也不想去哪<text:line-break/>也無需去哪<text:line-break/>只想在你的眼裡<text:line-break/>安靜地寫着代碼</text:span><text:line-break/></text:p>
      </text:section>
      <text:p text:style-name="P2"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UKai CN" svg:font-family="'AR PL UKai CN'" style:font-pitch="variable"/>
    <style:font-face style:name="AR PL UKai HK" svg:font-family="'AR PL UKai HK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 DemiLight" svg:font-family="'Noto Sans CJK JP Demi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2-26T11:54:12.554620537</dc:date>
    <meta:editing-duration>PT37M10S</meta:editing-duration>
    <meta:editing-cycles>28</meta:editing-cycles>
    <meta:document-statistic meta:table-count="0" meta:image-count="0" meta:object-count="0" meta:page-count="1" meta:paragraph-count="4" meta:word-count="478" meta:character-count="547" meta:non-whitespace-character-count="478"/>
  </office:meta>
</office:document-meta>
</file>